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84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number-columns-repeated="1023" table:default-cell-style-name="ce2"/>
        <table:table-row table:style-name="ro1">
          <table:table-cell table:style-name="ce1" office:value-type="string" calcext:value-type="string">
            <text:p>HE-SH0042 0.8Nozzle Hexagon Hotend BOM</text:p>
          </table:table-cell>
          <table:table-cell table:style-name="Default" table:number-columns-repeated="1023"/>
        </table:table-row>
        <table:table-row table:style-name="ro2">
          <table:table-cell table:style-name="ce2"/>
          <table:table-cell table:number-columns-repeated="1023"/>
        </table:table-row>
        <table:table-row table:style-name="ro2">
          <table:table-cell table:style-name="ce2" office:value-type="string" calcext:value-type="string">
            <text:p>This is what we expect to receive when we order Part No. HE-SH0033 from reprap discount</text:p>
          </table:table-cell>
          <table:table-cell table:number-columns-repeated="1023"/>
        </table:table-row>
        <table:table-row table:style-name="ro2">
          <table:table-cell table:style-name="ce2"/>
          <table:table-cell table:number-columns-repeated="1023"/>
        </table:table-row>
        <table:table-row table:style-name="ro2">
          <table:table-cell office:value-type="string" calcext:value-type="string">
            <text:p>1x AO-Hex heatsink for 3mm filamen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1x AO-Hex heater block with holes for retention plate and Hexagon logo laser etched on fron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1x 0.8mm nozzle for 3mm filamen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1x Semitec GT2 thermistor (100kOhm type) Thermistor needs 23cm leads with no connectors on e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1x heater cartridge 24V 30W Heater cartridge needs 23cm leads with no connectors on e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1x thermistor retention plat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1x standard hexagon mount plat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1x M3 x6 setscrew (heater cartridge set screw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1x heat sink setscrew (M2x6 SCHS)</text:p>
          </table:table-cell>
          <table:table-cell table:number-columns-repeated="1023"/>
        </table:table-row>
        <table:table-row table:style-name="ro2">
          <table:table-cell table:style-name="ce2"/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1T13:45:29.729498260</meta:creation-date>
    <dc:date>2015-05-01T13:52:39.121399765</dc:date>
    <meta:editing-duration>PT7M7S</meta:editing-duration>
    <meta:editing-cycles>4</meta:editing-cycles>
    <meta:generator>LibreOffice/4.3.3.2$Linux_X86_64 LibreOffice_project/430m0$Build-2</meta:generator>
    <meta:document-statistic meta:table-count="1" meta:cell-count="11" meta:object-count="0"/>
  </office:meta>
</office:document-meta>
</file>